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058a30" officeooo:paragraph-rsid="00058a30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06a494" style:font-weight-asian="normal" style:font-weight-complex="normal"/>
    </style:style>
    <style:style style:name="T4" style:family="text">
      <style:text-properties fo:font-weight="normal" officeooo:rsid="000e1f4a" style:font-weight-asian="normal" style:font-weight-complex="normal"/>
    </style:style>
    <style:style style:name="T5" style:family="text">
      <style:text-properties fo:font-weight="normal" officeooo:rsid="00113cf3" style:font-weight-asian="normal" style:font-weight-complex="normal"/>
    </style:style>
    <style:style style:name="T6" style:family="text">
      <style:text-properties fo:font-weight="normal" officeooo:rsid="001235f8" style:font-weight-asian="normal" style:font-weight-complex="normal"/>
    </style:style>
    <style:style style:name="T7" style:family="text">
      <style:text-properties fo:font-weight="normal" officeooo:rsid="0012c137" style:font-weight-asian="normal" style:font-weight-complex="normal"/>
    </style:style>
    <style:style style:name="T8" style:family="text">
      <style:text-properties fo:font-weight="normal" officeooo:rsid="0016b69b" style:font-weight-asian="normal" style:font-weight-complex="normal"/>
    </style:style>
    <style:style style:name="T9" style:family="text">
      <style:text-properties officeooo:rsid="00058a3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0c57db" style:font-weight-asian="normal" style:font-weight-complex="normal"/>
    </style:style>
    <style:style style:name="T12" style:family="text">
      <style:text-properties style:text-underline-style="none" fo:font-weight="normal" officeooo:rsid="00128888" style:font-weight-asian="normal" style:font-weight-complex="normal"/>
    </style:style>
    <style:style style:name="T13" style:family="text">
      <style:text-properties style:text-underline-style="none" fo:font-weight="normal" officeooo:rsid="0014f7c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3546918898" text:style-name="L1">
        <text:list-item>
          <text:p text:style-name="P6">Secciones: <text:span text:style-name="T1">Se podrán crear distintas secciones donde se agruparan los distintos productos.</text:span></text:p>
          <text:p text:style-name="P13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3"/>
        </text:list-item>
        <text:list-item>
          <text:p text:style-name="P6">Marcas: <text:span text:style-name="T1">Cada producto tendrá una marca asociada.</text:span></text:p>
          <text:p text:style-name="P13"/>
        </text:list-item>
        <text:list-item>
          <text:p text:style-name="P6">Proveedores: <text:span text:style-name="T1">Cada producto tendrá uno o varios proveedores.</text:span></text:p>
          <text:p text:style-name="P14"/>
        </text:list-item>
      </text:list>
      <text:p text:style-name="P3">Para llevar a cabo las funciones de gestión de personal se pide:</text:p>
      <text:p text:style-name="P3"/>
      <text:list xml:id="list1471118388" text:style-name="L2">
        <text:list-item>
          <text:p text:style-name="P7">Empleados: <text:span text:style-name="T1">Existirán distintas cuentas de empleados para logearte en la app.</text:span></text:p>
          <text:p text:style-name="P15"/>
        </text:list-item>
        <text:list-item>
          <text:p text:style-name="P7">Perfiles: <text:span text:style-name="T1">Cada empleado tendrá perfiles asignados. Un perfil te permite acceder a ciertas características de la app.</text:span></text:p>
          <text:p text:style-name="P15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221106229613804" text:continue-numbering="true" text:style-name="L2">
        <text:list-item>
          <text:p text:style-name="P9"><text:span text:style-name="T9">Mozo de almacén</text:span>: <text:span text:style-name="T2">Un mozo de almacén sólo tendrá acceso a una vista del stock de todos los productos. </text:span><text:span text:style-name="T7">Podrá regularizar stock y hacer sugerencias de compras.</text:span></text:p>
          <text:p text:style-name="P16"/>
        </text:list-item>
        <text:list-item>
          <text:p text:style-name="P10">Responsable de sección: <text:span text:style-name="T1">Los responsables de sección podrán ver el stock de todos los productos de su sección, realizar compraventas, modificar las los productos existentes </text:span><text:span text:style-name="T3">y añadir nuevos productos</text:span><text:span text:style-name="T1">. </text:span><text:span text:style-name="T6">Gestionar pedidos </text:span><text:span text:style-name="T8">y generar facturas.</text:span></text:p>
          <text:p text:style-name="P17"/>
        </text:list-item>
        <text:list-item>
          <text:p text:style-name="P11">RRHH<text:span text:style-name="T10">: </text:span><text:span text:style-name="T11">Acceso a todos los empleados de la DB </text:span><text:span text:style-name="T12">y a los pedidos</text:span><text:span text:style-name="T11">. </text:span><text:span text:style-name="T13">Podrán generar facturas.</text:span></text:p>
          <text:p text:style-name="P17"/>
        </text:list-item>
        <text:list-item>
          <text:p text:style-name="P12">Jefe: <text:span text:style-name="T1">Acceso total a toda la base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8T22:11:04.266000000</dc:date>
    <meta:editing-duration>PT3H43M52S</meta:editing-duration>
    <meta:editing-cycles>24</meta:editing-cycles>
    <meta:document-statistic meta:table-count="0" meta:image-count="0" meta:object-count="0" meta:page-count="1" meta:paragraph-count="26" meta:word-count="264" meta:character-count="1549" meta:non-whitespace-character-count="1321"/>
  </office:meta>
</office:document-meta>
</file>